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2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13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14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5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16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7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18" style:family="paragraph" style:parent-style-name="Standard" style:list-style-name="L10">
      <style:text-properties style:font-name="Liberation Serif1" fo:font-size="10pt" style:text-underline-style="none" officeooo:rsid="00251ff9" officeooo:paragraph-rsid="00251ff9" style:font-size-asian="10pt" style:font-size-complex="10pt"/>
    </style:style>
    <style:style style:name="P19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0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1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2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3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24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25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26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27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28" style:family="paragraph" style:parent-style-name="Standard" style:list-style-name="L2">
      <style:text-properties officeooo:paragraph-rsid="000b4f66"/>
    </style:style>
    <style:style style:name="P29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30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8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0" style:family="text">
      <style:text-properties officeooo:rsid="001266b0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6c96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c9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003e" style:font-style-asian="normal" style:font-style-complex="normal"/>
    </style:style>
    <style:style style:name="T17" style:family="text">
      <style:text-properties officeooo:rsid="0019270d"/>
    </style:style>
    <style:style style:name="T18" style:family="text">
      <style:text-properties officeooo:rsid="0019e613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1" style:text-underline-style="none" officeooo:rsid="0008771f"/>
    </style:style>
    <style:style style:name="T21" style:family="text">
      <style:text-properties style:font-name="Liberation Serif1" style:text-underline-style="none" officeooo:rsid="001266b0"/>
    </style:style>
    <style:style style:name="T22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3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4" style:family="text">
      <style:text-properties officeooo:rsid="0022003e"/>
    </style:style>
    <style:style style:name="T25" style:family="text">
      <style:text-properties officeooo:rsid="00266de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0">s<text:span text:style-name="T25">christy189@gmail.com</text:span><text:line-break/>(402)-917-8532</text:p>
      <text:p text:style-name="P2"/>
      <text:p text:style-name="P3"><text:tab/><text:span text:style-name="T18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2298520129902903151" text:style-name="L1">
        <text:list-item>
          <text:p text:style-name="P11">Iowa State Unive<text:span text:style-name="T15">rsity - Bachelor of Science in Electrical Engineering<text:tab/> <text:s text:c="26"/>Graduat</text:span><text:span text:style-name="T16">ed</text:span><text:span text:style-name="T15"> December 2017</text:span>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5956366245393528845" text:style-name="L2">
        <text:list-item>
          <text:p text:style-name="P28"><text:span text:style-name="T22">SI Attendance Senior Design Project</text:span><text:span text:style-name="T23"><text:tab/><text:tab/><text:tab/><text:tab/></text:span><text:span text:style-name="T7"><text:tab/><text:tab/> <text:s text:c="3"/></text:span><text:span text:style-name="T8">August</text:span><text:span text:style-name="T9"> 2016-</text:span><text:span text:style-name="T8">May</text:span><text:span text:style-name="T9"> 2017</text:span></text:p>
        </text:list-item>
        <text:list-item>
          <text:p text:style-name="P12">Binary star orbit simulator for the physics department at Iowa State<text:tab/><text:tab/><text:tab/> <text:s text:c="15"/>September 2016</text:p>
        </text:list-item>
        <text:list-item>
          <text:p text:style-name="P13">4B5B digital encoder/decoder integrated circuit design via Cadence CAD software<text:tab/> <text:s text:c="25"/>May 2016</text:p>
        </text:list-item>
        <text:list-item>
          <text:p text:style-name="P14">Assembly to machine language interpreter<text:tab/><text:tab/><text:tab/><text:tab/><text:tab/><text:tab/><text:span text:style-name="T6"> <text:s text:c="18"/>February 2014</text:span></text:p>
        </text:list-item>
        <text:list-item>
          <text:p text:style-name="P14">3<text:span text:style-name="T17">D model</text:span> <text:span text:style-name="T10">renderer</text:span> <text:span text:style-name="T10">with OpenGL<text:tab/><text:tab/><text:tab/><text:tab/><text:tab/><text:tab/><text:tab/><text:tab/> <text:s text:c="12"/>July 2014</text:span></text:p>
        </text:list-item>
        <text:list-item>
          <text:p text:style-name="P14">A<text:span text:style-name="T18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3437652654212230073" text:style-name="L3">
        <text:list-item>
          <text:p text:style-name="P15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5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5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8480330774289959479" text:style-name="L4">
        <text:list-item>
          <text:p text:style-name="P17">SI Attendance Management <text:span text:style-name="T24">Internship <text:s text:c="10"/></text:span><text:tab/><text:tab/><text:tab/><text:tab/><text:tab/> <text:s text:c="9"/>August 2017-present</text:p>
        </text:list-item>
      </text:list>
      <text:list xml:id="list8837728362928881916" text:style-name="L5">
        <text:list-item>
          <text:p text:style-name="P19">Investigate and resolve issues in the Laravel project</text:p>
        </text:list-item>
        <text:list-item>
          <text:p text:style-name="P19">Coordinate with team members to identify potential issues</text:p>
        </text:list-item>
        <text:list-item>
          <text:p text:style-name="P25"><text:span text:style-name="T14">C</text:span><text:span text:style-name="T13">ollaborate with SI leaders to identify potential additions to the project</text:span></text:p>
        </text:list-item>
      </text:list>
      <text:list xml:id="list222621276590222" text:continue-list="list8480330774289959479" text:style-name="L4">
        <text:list-item>
          <text:p text:style-name="P16">Data Entry for the Iowa State Dept. of Education <text:tab/><text:tab/><text:tab/><text:tab/><text:tab/> <text:s text:c="3"/>April <text:span text:style-name="T10">2016</text:span>-August 2016</text:p>
        </text:list-item>
      </text:list>
      <text:list xml:id="list1509059259702112180" text:style-name="L6">
        <text:list-item>
          <text:p text:style-name="P26"><text:span text:style-name="T12">E</text:span><text:span text:style-name="T11">valuate teacher grading accuracy and monitor for score discrepancies</text:span></text:p>
        </text:list-item>
        <text:list-item>
          <text:p text:style-name="P20">Organize prior years’ data and make it available for department analysis</text:p>
        </text:list-item>
        <text:list-item>
          <text:p text:style-name="P21">Enter teacher-graded exam scores into speadsheets</text:p>
        </text:list-item>
      </text:list>
      <text:list xml:id="list222620974738902" text:continue-list="list222621276590222" text:style-name="L4">
        <text:list-item>
          <text:p text:style-name="P16">Line Cook for Pepperjax Bar and Grill <text:tab/><text:tab/><text:tab/><text:tab/><text:tab/><text:tab/> <text:s text:c="3"/>April <text:span text:style-name="T10">2015</text:span>-August 2015</text:p>
        </text:list-item>
      </text:list>
      <text:list xml:id="list905881297327501159" text:style-name="L7">
        <text:list-item>
          <text:p text:style-name="P27"><text:span text:style-name="T12">P</text:span><text:span text:style-name="T11">repare all food items in fast-paced restaurant environment including lunch and dinner services</text:span></text:p>
        </text:list-item>
        <text:list-item>
          <text:p text:style-name="P27"><text:span text:style-name="T12">F</text:span><text:span text:style-name="T11">ollow standardized recipes to assure highest quality of food served</text:span></text:p>
        </text:list-item>
        <text:list-item>
          <text:p text:style-name="P22">Store food items and maintain the highest levels of sanitation and cleanliness</text:p>
        </text:list-item>
      </text:list>
      <text:list xml:id="list3213169332255067321" text:style-name="L8">
        <text:list-item>
          <text:p text:style-name="P29"><text:span text:style-name="T20">Lowe’s Commercial Loader <text:tab/><text:tab/><text:tab/><text:tab/><text:tab/><text:tab/><text:tab/> <text:s text:c="4"/>May </text:span><text:span text:style-name="T21">2014</text:span><text:span text:style-name="T20">-August 2014</text:span></text:p>
        </text:list-item>
      </text:list>
      <text:list xml:id="list8863493516532224572" text:style-name="L9">
        <text:list-item>
          <text:p text:style-name="P30"><text:span text:style-name="T20">O</text:span><text:span text:style-name="T19">rganize and position items, including lumber, drywall, and concrete</text:span></text:p>
        </text:list-item>
        <text:list-item>
          <text:p text:style-name="P23">Work with team and management to recognize, prevent, and handle potential security risks and thefts</text:p>
        </text:list-item>
        <text:list-item>
          <text:p text:style-name="P24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7272022291652393462" text:style-name="L10">
        <text:list-item>
          <text:p text:style-name="P18">Circuit Analysis</text:p>
        </text:list-item>
        <text:list-item>
          <text:p text:style-name="P18">Programming</text:p>
        </text:list-item>
        <text:list-item>
          <text:p text:style-name="P18">Computer Aided Design</text:p>
        </text:list-item>
        <text:list-item>
          <text:p text:style-name="P18">Linux System Administration</text:p>
        </text:list-item>
        <text:list-item>
          <text:p text:style-name="P18">Agile Project Management</text:p>
        </text:list-item>
        <text:list-item>
          <text:p text:style-name="P18">HMI Programming</text:p>
        </text:list-item>
        <text:list-item>
          <text:p text:style-name="P18">SCADA Programming</text:p>
        </text:list-item>
        <text:list-item>
          <text:p text:style-name="P18">Communication</text:p>
        </text:list-item>
        <text:list-item>
          <text:p text:style-name="P18">Microsoft Office</text:p>
        </text:list-item>
        <text:list-item>
          <text:p text:style-name="P18">Deep Learning Neural Net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3-08T22:26:20.525015731</dc:date>
    <meta:editing-duration>PT8H22M29S</meta:editing-duration>
    <meta:editing-cycles>20</meta:editing-cycles>
    <meta:generator>LibreOffice/5.2.7.2$Linux_X86_64 LibreOffice_project/20m0$Build-2</meta:generator>
    <meta:document-statistic meta:table-count="0" meta:image-count="0" meta:object-count="0" meta:page-count="1" meta:paragraph-count="44" meta:word-count="357" meta:character-count="2579" meta:non-whitespace-character-count="1962"/>
  </office:meta>
</office:document-meta>
</file>